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4月26日至110年5月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49"/>
          <table:table-cell table:style-name="ce8" office:value-type="float" office:value="901" calcext:value-type="float" table:number-columns-spanned="2" table:number-rows-spanned="1">
            <text:p><text:s/>901 </text:p>
          </table:table-cell>
          <table:covered-table-cell table:style-name="ce49"/>
          <table:table-cell table:style-name="ce8" office:value-type="float" office:value="98" calcext:value-type="float" table:number-columns-spanned="2" table:number-rows-spanned="1">
            <text:p><text:s/>9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901" calcext:value-type="float" table:number-columns-spanned="2" table:number-rows-spanned="1">
            <text:p><text:s/>901 </text:p>
          </table:table-cell>
          <table:covered-table-cell table:style-name="ce49"/>
          <table:table-cell table:style-name="ce8" office:value-type="float" office:value="83" calcext:value-type="float" table:number-columns-spanned="2" table:number-rows-spanned="1">
            <text:p><text:s/>8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16.67" calcext:value-type="float">
            <text:p>116.67 </text:p>
          </table:table-cell>
          <table:table-cell table:style-name="ce14" office:value-type="float" office:value="85.71" calcext:value-type="float" table:number-columns-spanned="2" table:number-rows-spanned="1">
            <text:p>85.71 </text:p>
          </table:table-cell>
          <table:covered-table-cell table:style-name="ce19"/>
          <table:table-cell table:style-name="ce20" office:value-type="float" office:value="250" calcext:value-type="float" table:number-columns-spanned="2" table:number-rows-spanned="1">
            <text:p>250.00 </text:p>
          </table:table-cell>
          <table:covered-table-cell table:style-name="ce21"/>
          <table:table-cell table:style-name="ce20" office:value-type="float" office:value="85" calcext:value-type="float" table:number-columns-spanned="2" table:number-rows-spanned="1">
            <text:p>85.00 </text:p>
          </table:table-cell>
          <table:covered-table-cell table:style-name="ce21"/>
          <table:table-cell table:style-name="ce20" office:value-type="float" office:value="102.04" calcext:value-type="float" table:number-columns-spanned="2" table:number-rows-spanned="1">
            <text:p>102.04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84.69" calcext:value-type="float" table:number-columns-spanned="2" table:number-rows-spanned="1">
            <text:p>84.69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5 月 3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00/00/00</text:date>, <text:time style:data-style-name="N2" text:time-value="16:45:01.23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5-04T16:46:53.249000000</dc:date>
    <meta:editing-duration>PT7H23M52S</meta:editing-duration>
    <meta:editing-cycles>244</meta:editing-cycles>
    <meta:document-statistic meta:table-count="1" meta:cell-count="39" meta:object-count="0"/>
  </office:meta>
</office:document-meta>
</file>